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fo:color="#DFA7E3" fo:font-size="18pt" style:font-size-asian="18pt" style:font-size-complex="18pt" fo:language="es" fo:country="ES"/>
    </style:style>
    <style:style style:name="P2" style:parent-style-name="Normal" style:family="paragraph">
      <style:paragraph-properties fo:line-height="150%"/>
    </style:style>
    <style:style style:name="T3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4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5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6" style:parent-style-name="Normal" style:family="paragraph">
      <style:paragraph-properties fo:line-height="150%"/>
    </style:style>
    <style:style style:name="T7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8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10" style:parent-style-name="Normal" style:family="paragraph">
      <style:paragraph-properties fo:line-height="150%"/>
    </style:style>
    <style:style style:name="T11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12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13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14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15" style:parent-style-name="Normal" style:family="paragraph">
      <style:paragraph-properties fo:line-height="150%"/>
    </style:style>
    <style:style style:name="T16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17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18" style:parent-style-name="Normal" style:family="paragraph">
      <style:paragraph-properties fo:line-height="150%"/>
    </style:style>
    <style:style style:name="T19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2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21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fo:color="#DFA7E3" fo:font-size="18pt" style:font-size-asian="18pt" style:font-size-complex="18pt" fo:language="es" fo:country="ES"/>
    </style:style>
    <style:style style:name="P22" style:parent-style-name="Normal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23" style:parent-style-name="Normal" style:family="paragraph">
      <style:paragraph-properties fo:line-height="150%"/>
    </style:style>
    <style:style style:name="T24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25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26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27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28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2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3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31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32" style:parent-style-name="Normal" style:family="paragraph">
      <style:paragraph-properties fo:line-height="150%"/>
    </style:style>
    <style:style style:name="T33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34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35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36" style:parent-style-name="Normal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37" style:parent-style-name="Normal" style:family="paragraph">
      <style:paragraph-properties fo:line-height="150%"/>
    </style:style>
    <style:style style:name="T38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3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4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4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42" style:parent-style-name="Párrafodelista" style:list-style-name="LFO1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43" style:parent-style-name="Párrafodelista" style:list-style-name="LFO1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44" style:parent-style-name="Párrafodelista" style:list-style-name="LFO1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45" style:parent-style-name="Párrafodelista" style:list-style-name="LFO1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background-color="#FFFF00" fo:language="es" fo:country="ES"/>
    </style:style>
    <style:style style:name="P46" style:parent-style-name="Normal" style:family="paragraph">
      <style:paragraph-properties fo:line-height="150%" fo:margin-left="0.25in">
        <style:tab-stops/>
      </style:paragraph-properties>
    </style:style>
    <style:style style:name="T47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48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4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5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5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52" style:parent-style-name="Párrafodelista" style:list-style-name="LFO4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53" style:parent-style-name="Párrafodelista" style:list-style-name="LFO4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54" style:parent-style-name="Párrafodelista" style:list-style-name="LFO4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background-color="#FFFF00" fo:language="es" fo:country="ES"/>
    </style:style>
    <style:style style:name="P55" style:parent-style-name="Párrafodelista" style:list-style-name="LFO4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56" style:parent-style-name="Normal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57" style:parent-style-name="Normal" style:family="paragraph">
      <style:paragraph-properties fo:line-height="150%" fo:margin-left="0.25in">
        <style:tab-stops/>
      </style:paragraph-properties>
    </style:style>
    <style:style style:name="T58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5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2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3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4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5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66" style:parent-style-name="Normal" style:family="paragraph">
      <style:paragraph-properties fo:line-height="150%" fo:margin-left="0.25in">
        <style:tab-stops/>
      </style:paragraph-properties>
    </style:style>
    <style:style style:name="T67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68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6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2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3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4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75" style:parent-style-name="Normal" style:family="paragraph">
      <style:paragraph-properties fo:line-height="150%" fo:margin-left="0.25in">
        <style:tab-stops/>
      </style:paragraph-properties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76" style:parent-style-name="Normal" style:family="paragraph">
      <style:paragraph-properties fo:line-height="150%" fo:margin-left="0.25in">
        <style:tab-stops/>
      </style:paragraph-properties>
    </style:style>
    <style:style style:name="T77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78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7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8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8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82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83" style:parent-style-name="Párrafodelista" style:list-style-name="LFO6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background-color="#FFFF00" fo:language="es" fo:country="ES"/>
    </style:style>
    <style:style style:name="P84" style:parent-style-name="Párrafodelista" style:list-style-name="LFO6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85" style:parent-style-name="Párrafodelista" style:list-style-name="LFO6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86" style:parent-style-name="Párrafodelista" style:list-style-name="LFO6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87" style:parent-style-name="Normal" style:family="paragraph">
      <style:paragraph-properties fo:line-height="150%" fo:margin-left="0.25in">
        <style:tab-stops/>
      </style:paragraph-properties>
    </style:style>
    <style:style style:name="T88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T89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90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T91" style:parent-style-name="Fuentedepárrafopredeter." style:family="text">
      <style:text-properties style:font-name="Times New Roman" style:font-name-complex="Times New Roman" fo:text-shadow="0in 0.0277in 0.0416in #6E747A" fo:color="#4472C4" fo:font-size="12pt" style:font-size-asian="12pt" style:font-size-complex="12pt" fo:language="es" fo:country="ES"/>
    </style:style>
    <style:style style:name="P92" style:parent-style-name="Párrafodelista" style:list-style-name="LFO5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background-color="#FFFF00" fo:language="es" fo:country="ES"/>
    </style:style>
    <style:style style:name="P93" style:parent-style-name="Párrafodelista" style:list-style-name="LFO5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94" style:parent-style-name="Párrafodelista" style:list-style-name="LFO5" style:family="paragraph">
      <style:paragraph-properties fo:line-height="150%"/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  <style:style style:name="P95" style:parent-style-name="Párrafodelista" style:list-style-name="LFO5" style:family="paragraph">
      <style:paragraph-properties fo:line-height="150%"/>
    </style:style>
    <style:style style:name="T96" style:parent-style-name="Fuentedepárrafopredeter." style:family="text">
      <style:text-properties style:font-name="Times New Roman" style:font-name-complex="Times New Roman" fo:text-shadow="0.0145in 0.0145in 0.0416in #000000" fo:color="#000000" fo:font-size="12pt" style:font-size-asian="12pt" style:font-size-complex="12pt" fo:language="es" fo:country="ES"/>
    </style:style>
  </office:automatic-styles>
  <office:body>
    <office:text text:use-soft-page-breaks="true">
      <text:p text:style-name="P1">BANCO DE PREGUNTAS</text:p>
      <text:p text:style-name="P2"><text:span text:style-name="T3">INTEGRANTES:<text:s/></text:span><text:span text:style-name="T4">Karen Sanmiguel, Daniel Chamba, Conny Moreno y Samira Quintero</text:span><text:span text:style-name="T5">.</text:span></text:p>
      <text:p text:style-name="P6"><text:span text:style-name="T7">FECHA:<text:s/></text:span><text:span text:style-name="T8">09</text:span><text:span text:style-name="T9">-06-2023</text:span></text:p>
      <text:p text:style-name="P10"><text:span text:style-name="T11">GRADO:<text:s/></text:span><text:span text:style-name="T12">Nivelación</text:span><text:span text:style-name="T13">.</text:span><text:span text:style-name="T14"><text:s/></text:span></text:p>
      <text:p text:style-name="P15"><text:span text:style-name="T16">ASIGNATURA:<text:s/></text:span><text:span text:style-name="T17">Normativa y Comunicación Académica.</text:span></text:p>
      <text:p text:style-name="P18"><text:span text:style-name="T19">TEMA:<text:s/></text:span><text:span text:style-name="T20">Reglamento de Régimen Académico - ESPOCH</text:span></text:p>
      <text:p text:style-name="P21">GRUPO 4</text:p>
      <text:p text:style-name="P22">A.<text:s/>- Conteste con verdadero o falso según corresponda.</text:p>
      <text:p text:style-name="P23"><text:span text:style-name="T24">1)<text:s/></text:span><text:span text:style-name="T25">Según el<text:s/></text:span><text:span text:style-name="T26">artículo</text:span><text:span text:style-name="T27"><text:s/>66 del Régimen Reglamento Académico la fracción cero punto cinco (0.5) o<text:s/></text:span><text:span text:style-name="T28">más</text:span><text:span text:style-name="T29">,<text:s/></text:span><text:span text:style-name="T30">se aproximara a la cifra inmediata superior, el mismo principio es aplicable a Integración Curricular.<text:s/></text:span><text:span text:style-name="T31">(Verdadero)</text:span></text:p>
      <text:p text:style-name="P32"><text:span text:style-name="T33">2)<text:s/></text:span><text:span text:style-name="T34">Según el artículo 67 del Régimen Reglamento Académico para aprobar una asignatura no es obligatorio que el estudiante se encuentre legalmente matriculo.<text:s/></text:span><text:span text:style-name="T35">(Falso)</text:span></text:p>
      <text:p text:style-name="P36">B.<text:s/>- Subraye según corresponda.<text:s/></text:p>
      <text:p text:style-name="P37"><text:span text:style-name="T38">3)</text:span><text:span text:style-name="T39"><text:s/></text:span><text:span text:style-name="T40">Para aprobar una asignatura</text:span><text:span text:style-name="T41"><text:s/>el estudiante debe tener:</text:span></text:p>
      <text:list text:style-name="LFO1" text:continue-numbering="true">
        <text:list-item>
          <text:p text:style-name="P42">25 puntos.</text:p>
        </text:list-item>
        <text:list-item>
          <text:p text:style-name="P43">26 puntos.</text:p>
        </text:list-item>
        <text:list-item>
          <text:p text:style-name="P44">27 puntos.</text:p>
        </text:list-item>
        <text:list-item>
          <text:p text:style-name="P45">28 puntos.</text:p>
        </text:list-item>
      </text:list>
      <text:p text:style-name="P46"><text:span text:style-name="T47">4)</text:span><text:span text:style-name="T48"><text:s/></text:span><text:span text:style-name="T49">Según el artículo 74 del Régimen regional académico es necesario realizar pasantías de<text:s/></text:span><text:span text:style-name="T50">preprofesionales</text:span><text:span text:style-name="T51"><text:s/>para obtener tu título de tercer nivel en la escuela politécnica de Chimborazo (ESPOCH).</text:span></text:p>
      <text:list text:style-name="LFO4" text:continue-numbering="true">
        <text:list-item>
          <text:p text:style-name="P52">No</text:p>
        </text:list-item>
        <text:list-item>
          <text:p text:style-name="P53">Talvez</text:p>
        </text:list-item>
        <text:list-item>
          <text:p text:style-name="P54">Si</text:p>
        </text:list-item>
        <text:list-item>
          <text:p text:style-name="P55">Todas las anteriores</text:p>
        </text:list-item>
      </text:list>
      <text:p text:style-name="P56">C. – Responda con “V” si es verdadero y con “F” si es falso según corresponda.</text:p>
      <text:p text:style-name="P57"><text:span text:style-name="T58">5)<text:s/></text:span><text:span text:style-name="T59">Según el<text:s/></text:span><text:span text:style-name="T60">artículo</text:span><text:span text:style-name="T61"><text:s/></text:span><text:span text:style-name="T62">75 del Reglamento de Régimen Académico las practicas<text:s/></text:span><text:span text:style-name="T63">preprofesionales</text:span><text:span text:style-name="T64"><text:s/>se distribuirán a lo largo de las unidades de organización comunicacional tecnológica.<text:s/></text:span><text:span text:style-name="T65">(F)</text:span></text:p>
      <text:p text:style-name="P66"><text:span text:style-name="T67">6)<text:s/></text:span><text:bookmark-start text:name="_Hlk137199651"/><text:span text:style-name="T68">Según el articulo<text:s/></text:span><text:span text:style-name="T69">76 del Reglamento de Régimen Académico<text:s/></text:span><text:bookmark-end text:name="_Hlk137199651"/><text:span text:style-name="T70">las practicas<text:s/></text:span><text:span text:style-name="T71">preprofesionales</text:span><text:span text:style-name="T72"><text:s/>podrán realizarse mediante ayudantías de catedra y de investigación.</text:span><text:span text:style-name="T73"><text:s/></text:span><text:span text:style-name="T74">(V)</text:span></text:p>
      <text:p text:style-name="P75">D. –<text:s/>Resaltar la respuesta correcta.</text:p>
      <text:p text:style-name="P76"><text:span text:style-name="T77">7)<text:s/></text:span><text:span text:style-name="T78">Según el artículo<text:s/></text:span><text:span text:style-name="T79">77 del Reglamento de Régimen Académico<text:s/></text:span><text:span text:style-name="T80">Cuantas son las normas que se enfocan en las practicas<text:s/></text:span><text:span text:style-name="T81">preprofesionales</text:span><text:span text:style-name="T82">:</text:span></text:p>
      <text:list text:style-name="LFO6" text:continue-numbering="true">
        <text:list-item>
          <text:p text:style-name="P83">6 normas.</text:p>
        </text:list-item>
        <text:list-item>
          <text:p text:style-name="P84">7 normas.<text:s/></text:p>
        </text:list-item>
        <text:list-item>
          <text:p text:style-name="P85">5 normas.</text:p>
        </text:list-item>
        <text:list-item>
          <text:p text:style-name="P86">8 normas.</text:p>
        </text:list-item>
      </text:list>
      <text:p text:style-name="P87"><text:span text:style-name="T88">8)<text:s/></text:span><text:span text:style-name="T89">Según el artículo<text:s/></text:span><text:span text:style-name="T90">78 del Reglamento de Régimen Académico<text:s/></text:span><text:span text:style-name="T91">Los registros de calificaciones son:</text:span></text:p>
      <text:list text:style-name="LFO5" text:continue-numbering="true">
        <text:list-item>
          <text:p text:style-name="P92">Electrónicos y físicos.</text:p>
        </text:list-item>
        <text:list-item>
          <text:p text:style-name="P93">Solo físicos.</text:p>
        </text:list-item>
        <text:list-item>
          <text:p text:style-name="P94">Solo electrónicos.<text:s/></text:p>
        </text:list-item>
        <text:list-item>
          <text:p text:style-name="P95"><text:span text:style-name="T96">Ninguna de las anteri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TH TORRES</meta:initial-creator>
    <dc:creator>HP</dc:creator>
    <meta:creation-date>2023-06-09T22:41:00Z</meta:creation-date>
    <dc:date>2023-06-09T22:41:00Z</dc:date>
    <meta:template xlink:href="Normal.dotm" xlink:type="simple"/>
    <meta:editing-cycles>5</meta:editing-cycles>
    <meta:editing-duration>PT4860S</meta:editing-duration>
    <meta:document-statistic meta:page-count="1" meta:paragraph-count="3" meta:word-count="284" meta:character-count="1849" meta:row-count="13" meta:non-whitespace-character-count="1568"/>
  </office:meta>
</office:document-meta>
</file>